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 style:list-style-name="L1">
      <style:text-properties style:font-name="Arial" fo:font-size="14pt" style:font-size-asian="14pt" style:font-size-complex="14pt"/>
    </style:style>
    <style:style style:name="P4" style:family="paragraph" style:parent-style-name="Standard">
      <style:paragraph-properties fo:break-before="page"/>
      <style:text-properties style:font-name="Arial" fo:font-size="14pt" style:font-size-asian="14pt" style:font-size-complex="14pt"/>
    </style:style>
    <style:style style:name="P5" style:family="paragraph" style:parent-style-name="Standard">
      <style:paragraph-properties fo:margin-left="0.9846in" fo:margin-right="0in" fo:text-indent="0in" style:auto-text-indent="false" fo:padding="0.0291in" fo:border-left="none" fo:border-right="none" fo:border-top="none" fo:border-bottom="0.0138in solid #000000" style:join-border="false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mpany / Organization Name: __________________</text:p>
      <text:p text:style-name="P1"/>
      <text:p text:style-name="P1">Project Name : _________________ <text:s text:c="2"/></text:p>
      <text:p text:style-name="P1"/>
      <text:p text:style-name="P1">Primary Contact Person: ________________</text:p>
      <text:p text:style-name="P1"/>
      <text:p text:style-name="P1">Meeting Location : <text:span text:style-name="T1">______________</text:span></text:p>
      <text:p text:style-name="P1"/>
      <text:p text:style-name="P1">Meeting <text:s/>Date : <text:s text:c="2"/><text:span text:style-name="T1">___________ Start time: _________ End Time: _________</text:span></text:p>
      <text:p text:style-name="P1"/>
      <text:p text:style-name="P1">Team members present:</text:p>
      <text:p text:style-name="P1">Name<text:tab/><text:tab/><text:tab/><text:tab/>Signature</text:p>
      <text:p text:style-name="P1">1._________________<text:tab/>______________</text:p>
      <text:p text:style-name="P1">2.<text:span text:style-name="T1">_________________<text:tab/>______________</text:span></text:p>
      <text:p text:style-name="P1">3.<text:span text:style-name="T1">_________________<text:tab/>______________</text:span></text:p>
      <text:p text:style-name="P1">4.<text:span text:style-name="T1">_________________<text:tab/>______________</text:span></text:p>
      <text:p text:style-name="P1">5.<text:span text:style-name="T1">_________________<text:tab/>______________</text:span></text:p>
      <text:p text:style-name="P1">6.<text:span text:style-name="T1">_________________<text:tab/>______________</text:span></text:p>
      <text:p text:style-name="P1"/>
      <text:p text:style-name="P1"/>
      <text:p text:style-name="P1">Clients present:</text:p>
      <text:p text:style-name="P1">Name<text:tab/><text:tab/><text:tab/>Signature<text:tab/><text:tab/>Telephone<text:tab/><text:tab/>email address</text:p>
      <text:p text:style-name="P1">1. ______________<text:tab/>________<text:tab/><text:tab/>__________<text:tab/>_____________</text:p>
      <text:p text:style-name="P1">2.<text:span text:style-name="T1"> ______________<text:tab/>________<text:tab/><text:tab/>__________<text:tab/>_____________</text:span></text:p>
      <text:p text:style-name="P1">3.<text:span text:style-name="T1"> ______________<text:tab/>________<text:tab/><text:tab/>__________<text:tab/>_____________</text:span></text:p>
      <text:p text:style-name="P1">4.<text:span text:style-name="T1"> ______________<text:tab/>________<text:tab/><text:tab/>__________<text:tab/>_____________</text:span></text:p>
      <text:p text:style-name="P1">5.<text:span text:style-name="T1"> ______________<text:tab/>________<text:tab/><text:tab/>__________<text:tab/>_____________</text:span></text:p>
      <text:p text:style-name="P1">6.<text:span text:style-name="T1"> ______________<text:tab/>________<text:tab/><text:tab/>__________<text:tab/>_____________</text:span></text:p>
      <text:p text:style-name="P1"/>
      <text:p text:style-name="P4">Company / Organization Name: _______________________________</text:p>
      <text:p text:style-name="P1"/>
      <text:p text:style-name="P1">Project Name : _______________________ <text:s text:c="2"/></text:p>
      <text:p text:style-name="P1"/>
      <text:p text:style-name="P1">Primary Contact Person: ________________</text:p>
      <text:p text:style-name="P1"/>
      <text:p text:style-name="P1">Meeting Location : ______________</text:p>
      <text:p text:style-name="P1"/>
      <text:p text:style-name="P1">Meeting <text:s/>Date : <text:s text:c="2"/>___________ Start time: _________ End Time: _________</text:p>
      <text:p text:style-name="P1"/>
      <text:p text:style-name="P1">Meeting Minutes:</text:p>
      <text:p text:style-name="P1"/>
      <text:list xml:id="list35238009" text:style-name="L1">
        <text:list-item>
          <text:p text:style-name="P3">Topics Discussed:</text:p>
        </text:list-item>
        <text:list-item>
          <text:p text:style-name="P3">Items Agreed Upon</text:p>
        </text:list-item>
        <text:list-item>
          <text:p text:style-name="P3">Items to be clarified</text:p>
        </text:list-item>
        <text:list-item>
          <text:p text:style-name="P3">Next Things to Do</text:p>
        </text:list-item>
        <text:list-item>
          <text:p text:style-name="P3">Conclusion</text:p>
        </text:list-item>
      </text:list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11-12T13:35:57</meta:creation-date>
    <dc:date>2010-04-06T15:16:06.57</dc:date>
    <dc:language>en-US</dc:language>
    <meta:editing-cycles>7</meta:editing-cycles>
    <meta:editing-duration>PT00H18M20S</meta:editing-duration>
    <meta:document-statistic meta:table-count="0" meta:image-count="0" meta:object-count="0" meta:page-count="2" meta:paragraph-count="32" meta:word-count="129" meta:character-count="1191"/>
    <meta:user-defined meta:name="Info 1"/>
    <meta:user-defined meta:name="Info 2"/>
    <meta:user-defined meta:name="Info 3"/>
    <meta:user-defined meta:name="Info 4"/>
  </office:meta>
</office:document-meta>
</file>